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dIfOnClassTests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SpelBooleanFals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Spel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SpelArithmeticCompar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StringFalseIgnore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SpelOsCheckInCustom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dIfOnMethodTests.enabledIfWithPropertyPlaceholderWithSurrounding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SpelStringFals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SpelStringConcate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StringFalseWithSurrounding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Class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PropertyPlaceholderForNonexistentPropertyWith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tringFals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Property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ooleanFals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SpelBooleanWithSurrounding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OnMethodTests.enabledIfWithString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